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0000000C0557AF3AF3228F8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2ffe5" fo:min-height="0.13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72cm" svg:y1="16.606cm" svg:x2="12.798cm" svg:y2="16.606cm">
            <text:p/>
          </draw:line>
          <draw:line draw:style-name="gr1" draw:text-style-name="P1" draw:layer="layout" svg:x1="10.172cm" svg:y1="16.475cm" svg:x2="10.172cm" svg:y2="16.738cm">
            <text:p/>
          </draw:line>
          <draw:line draw:style-name="gr1" draw:text-style-name="P1" draw:layer="layout" svg:x1="12.797cm" svg:y1="16.475cm" svg:x2="12.797cm" svg:y2="16.738cm">
            <text:p/>
          </draw:line>
          <draw:line draw:style-name="gr2" draw:text-style-name="P1" draw:layer="layout" svg:x1="13.464cm" svg:y1="13.254cm" svg:x2="13.205cm" svg:y2="13.212cm">
            <text:p/>
          </draw:line>
          <draw:line draw:style-name="gr3" draw:text-style-name="P1" draw:layer="layout" svg:x1="13.329cm" svg:y1="13.233cm" svg:x2="10.172cm" svg:y2="16.607cm">
            <text:p/>
          </draw:line>
          <draw:frame draw:style-name="gr4" draw:text-style-name="P3" draw:layer="layout" svg:width="0.251cm" svg:height="0.624cm" svg:x="10.049cm" svg:y="16.766cm">
            <draw:text-box>
              <text:p text:style-name="P2"><text:span text:style-name="T1">B</text:span></text:p>
            </draw:text-box>
          </draw:frame>
          <draw:frame draw:style-name="gr4" draw:text-style-name="P3" draw:layer="layout" svg:width="0.251cm" svg:height="0.624cm" svg:x="12.688cm" svg:y="16.754cm">
            <draw:text-box>
              <text:p text:style-name="P2"><text:span text:style-name="T1">S</text:span></text:p>
            </draw:text-box>
          </draw:frame>
          <draw:line draw:style-name="gr1" draw:text-style-name="P1" draw:layer="layout" svg:x1="10.178cm" svg:y1="16.611cm" svg:x2="9.587cm" svg:y2="12.884cm">
            <text:p/>
          </draw:line>
          <draw:frame draw:style-name="gr5" draw:text-style-name="P4" draw:layer="layout" svg:width="2.978cm" svg:height="1.627cm" svg:x="8.689cm" svg:y="15.098cm">
            <draw:image xlink:href="Pictures/1000020100000160000000C0557AF3AF3228F8C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6:19.811171207</meta:creation-date>
    <dc:date>2018-02-26T13:06:44.675601438</dc:date>
    <meta:editing-duration>PT25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